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51cm" draw:marker-start="Arrowheads_20_1" draw:marker-start-width="0.276cm" draw:marker-end="" draw:marker-end-width="0.276cm" draw:fill="solid" draw:fill-color="#5c8526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solid" draw:fill-color="#c0c0c0" draw:opacity="65%" draw:textarea-horizontal-align="center" draw:textarea-vertical-align="middle" draw:shadow-opacity="65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cm"/>
    </style:style>
    <style:style style:name="gr11" style:family="graphic" style:parent-style-name="standard">
      <style:graphic-properties draw:fill="solid" draw:fill-color="#ff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Symbol" style:font-family-generic="roman" style:font-pitch="variable" style:font-charset="x-symbol"/>
    </style:style>
    <style:style style:name="T1" style:family="text">
      <style:text-properties fo:font-family="Symbol" style:font-family-generic="roman" style:font-pitch="variable" style:font-charset="x-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27cm" svg:height="1.27cm" draw:transform="rotate (0.001745329251994) translate (2.27cm 8.62cm)">
          <text:p text:style-name="P2"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ircle draw:style-name="gr2" draw:text-style-name="P1" draw:layer="layout" svg:width="3.81cm" svg:height="3.81cm" svg:x="10.825cm" svg:y="2.905cm">
          <text:p text:style-name="P2"/>
        </draw:circle>
        <draw:ellipse draw:style-name="gr3" draw:text-style-name="P1" draw:layer="layout" svg:width="6.35cm" svg:height="1.27cm" draw:transform="rotate (0.428303798439328) translate (9.553cm 5.556cm)" draw:kind="arc" draw:start-angle="125.56" draw:end-angle="53.78">
          <text:p text:style-name="P2"/>
        </draw:ellipse>
        <draw:circle draw:style-name="gr4" draw:text-style-name="P1" draw:layer="layout" svg:width="0.204cm" svg:height="0.204cm" svg:x="15.39cm" svg:y="3.709cm">
          <text:p text:style-name="P2"/>
        </draw:circle>
        <draw:line draw:style-name="gr5" draw:text-style-name="P1" draw:layer="layout" svg:x1="12.73cm" svg:y1="4.81cm" svg:x2="11.46cm" svg:y2="2.27cm">
          <text:p text:style-name="P2"/>
        </draw:line>
        <draw:line draw:style-name="gr6" draw:text-style-name="P1" draw:layer="layout" svg:x1="12.73cm" svg:y1="4.81cm" svg:x2="6.08cm" svg:y2="7.985cm">
          <text:p text:style-name="P2"/>
        </draw:line>
        <draw:frame draw:style-name="gr7" draw:layer="layout" svg:width="3.542cm" svg:height="0.962cm" svg:x="5.445cm" svg:y="6.08cm">
          <draw:text-box>
            <text:p text:style-name="P2">Sun vector</text:p>
          </draw:text-box>
        </draw:frame>
        <draw:line draw:style-name="gr8" draw:text-style-name="P1" draw:layer="layout" svg:x1="9.506cm" svg:y1="7.295cm" svg:x2="12.732cm" svg:y2="4.832cm">
          <text:p text:style-name="P2"/>
        </draw:line>
        <draw:circle draw:style-name="gr9" draw:text-style-name="P1" draw:layer="layout" svg:width="8.255cm" svg:height="8.255cm" draw:transform="rotate (-0.128281700022746) translate (9.188cm 0.177cm)" draw:kind="section" draw:start-angle="212.76" draw:end-angle="224.5">
          <text:p text:style-name="P2"/>
        </draw:circle>
        <draw:frame draw:style-name="gr7" draw:layer="layout" svg:width="3.317cm" svg:height="0.962cm" svg:x="9.749cm" svg:y="6.681cm">
          <draw:text-box>
            <text:p text:style-name="P2">Projection</text:p>
          </draw:text-box>
        </draw:frame>
        <draw:frame draw:style-name="gr7" draw:layer="layout" svg:width="4.16cm" svg:height="0.962cm" svg:x="14.97cm" svg:y="2.577cm">
          <draw:text-box>
            <text:p text:style-name="P2">Orbital Plane</text:p>
          </draw:text-box>
        </draw:frame>
        <draw:frame draw:style-name="gr10" draw:text-style-name="P3" draw:layer="layout" svg:width="0.849cm" svg:height="1.081cm" svg:x="8.574cm" svg:y="6.684cm">
          <draw:text-box>
            <text:p text:style-name="P2"><text:span text:style-name="T1">b</text:span></text:p>
          </draw:text-box>
        </draw:frame>
        <draw:circle draw:style-name="gr4" draw:text-style-name="P1" draw:layer="layout" svg:width="0.097cm" svg:height="0.097cm" svg:x="12.682cm" svg:y="4.761cm">
          <text:p text:style-name="P2"/>
        </draw:circle>
        <draw:circle draw:style-name="gr11" draw:text-style-name="P1" draw:layer="layout" svg:width="-0.102cm" svg:height="-0.102cm" svg:x="11.126cm" svg:y="6.147cm">
          <text:p text:style-name="P2"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Gary Turner</meta:initial-creator>
    <meta:creation-date>2009-10-15T16:01:56</meta:creation-date>
    <dc:date>2009-11-18T08:19:20</dc:date>
    <meta:editing-cycles>3</meta:editing-cycles>
    <meta:editing-duration>PT22H58M15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